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1272in" fo:margin-bottom="0.0437in" loext:contextual-spacing="false" fo:text-align="start" style:justify-single-word="false"/>
      <style:text-properties style:font-name="Kalimati" fo:font-size="18.2000007629395pt" officeooo:paragraph-rsid="00099940" style:font-size-asian="18.2000007629395pt" style:font-size-complex="18.2000007629395pt"/>
    </style:style>
    <style:style style:name="T1" style:family="text">
      <style:text-properties fo:font-variant="normal" fo:text-transform="none" fo:color="#333333" fo:letter-spacing="normal" fo:font-style="normal" fo:font-weight="bold" officeooo:rsid="00061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CROSERVICES</text:p>
      <text:h text:style-name="P1" text:outline-level="1"><text:span text:style-name="T1">What are microservices?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8:17:34.073531808</meta:creation-date>
    <dc:date>2020-04-09T18:45:29.917883668</dc:date>
    <meta:editing-duration>PT1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36" meta:non-whitespace-character-count="34"/>
  </office:meta>
</office:document-meta>
</file>